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top="0in" fo:margin-bottom="0in" style:contextual-spacing="false"/>
      <style:text-properties fo:font-size="12pt" officeooo:paragraph-rsid="00186be9" style:font-size-asian="12pt" style:font-size-complex="12pt"/>
    </style:style>
    <style:style style:name="P7" style:family="paragraph" style:parent-style-name="Text_20_body">
      <style:paragraph-properties fo:margin-top="0in" fo:margin-bottom="0.0799in" style:contextual-spacing="false"/>
      <style:text-properties fo:font-size="12pt" officeooo:paragraph-rsid="00186be9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fo:font-size="12pt" officeooo:paragraph-rsid="00186be9" style:font-size-asian="12pt" style:font-size-complex="12pt"/>
    </style:style>
    <style:style style:name="P9" style:family="paragraph" style:parent-style-name="Text_20_body">
      <style:paragraph-properties fo:margin-top="0in" fo:margin-bottom="0in" style:contextual-spacing="false"/>
      <style:text-properties fo:font-size="12pt" fo:font-style="italic" fo:font-weight="bold" officeooo:paragraph-rsid="00186be9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Heading_20_1">
      <style:text-properties fo:font-size="14pt" style:font-size-asian="14pt" style:font-size-complex="14pt"/>
    </style:style>
    <style:style style:name="P11" style:family="paragraph" style:parent-style-name="Heading_20_1">
      <style:paragraph-properties fo:break-before="page"/>
      <style:text-properties fo:font-size="14pt" officeooo:paragraph-rsid="00186be9" style:font-size-asian="14pt" style:font-size-complex="14pt"/>
    </style:style>
    <style:style style:name="P12" style:family="paragraph" style:parent-style-name="Heading_20_3">
      <style:paragraph-properties fo:margin-left="0in" fo:margin-right="0in" fo:text-indent="0in" style:auto-text-indent="false" fo:break-before="page" fo:padding="0in" fo:border="non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>
      <style:paragraph-properties fo:margin-top="0in" fo:margin-bottom="0in" style:contextual-spacing="false" fo:break-before="page"/>
      <style:text-properties fo:font-size="12pt" fo:font-style="italic" fo:font-weight="bold" officeooo:paragraph-rsid="00186be9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7" style:family="paragraph" style:parent-style-name="Text_20_body">
      <style:paragraph-properties fo:margin-left="0in" fo:margin-right="0in" fo:text-indent="0in" style:auto-text-indent="false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9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beaf7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2948. Make Lexicographically Smallest Array by Swapping Elements</text:h>
      <text:p text:style-name="P2">You are given a <text:span text:style-name="Strong_20_Emphasis"><text:span text:style-name="T1">0-indexed</text:span></text:span> array of <text:span text:style-name="Strong_20_Emphasis"><text:span text:style-name="T1">positive</text:span></text:span> integers <text:span text:style-name="Source_20_Text"><text:span text:style-name="T2">nums</text:span></text:span> and a <text:span text:style-name="Strong_20_Emphasis"><text:span text:style-name="T1">positive</text:span></text:span> integer <text:span text:style-name="Source_20_Text"><text:span text:style-name="T2">limit</text:span></text:span>.</text:p>
      <text:p text:style-name="P2">In one operation, you can choose any two indices <text:span text:style-name="Source_20_Text"><text:span text:style-name="T2">i</text:span></text:span> and <text:span text:style-name="Source_20_Text"><text:span text:style-name="T2">j</text:span></text:span> and swap <text:span text:style-name="Source_20_Text"><text:span text:style-name="T2">nums[i]</text:span></text:span> and <text:span text:style-name="Source_20_Text"><text:span text:style-name="T2">nums[j]</text:span></text:span> <text:span text:style-name="Strong_20_Emphasis"><text:span text:style-name="T1">if</text:span></text:span> <text:span text:style-name="Source_20_Text"><text:span text:style-name="T2">|nums[i] - nums[j]| &lt;= limit</text:span></text:span>.</text:p>
      <text:p text:style-name="P2">Return <text:span text:style-name="Emphasis"><text:span text:style-name="T1">the </text:span></text:span><text:span text:style-name="Emphasis"><text:span text:style-name="Strong_20_Emphasis"><text:span text:style-name="T1">lexicographically smallest array</text:span></text:span></text:span><text:span text:style-name="Emphasis"><text:span text:style-name="T1"> that can be obtained by performing the operation any number of times</text:span></text:span>.</text:p>
      <text:p text:style-name="P2">An array <text:span text:style-name="Source_20_Text"><text:span text:style-name="T2">a</text:span></text:span> is lexicographically smaller than an array <text:span text:style-name="Source_20_Text"><text:span text:style-name="T2">b</text:span></text:span> if in the first position where <text:span text:style-name="Source_20_Text"><text:span text:style-name="T2">a</text:span></text:span> and <text:span text:style-name="Source_20_Text"><text:span text:style-name="T2">b</text:span></text:span> differ, array <text:span text:style-name="Source_20_Text"><text:span text:style-name="T2">a</text:span></text:span> has an element that is less than the corresponding element in <text:span text:style-name="Source_20_Text"><text:span text:style-name="T2">b</text:span></text:span>. For example, the array <text:span text:style-name="Source_20_Text"><text:span text:style-name="T2">[2,10,3]</text:span></text:span> is lexicographically smaller than the array <text:span text:style-name="Source_20_Text"><text:span text:style-name="T2">[10,2,3]</text:span></text:span> because they differ at index <text:span text:style-name="Source_20_Text"><text:span text:style-name="T2">0</text:span></text:span> and <text:span text:style-name="Source_20_Text"><text:span text:style-name="T2">2 &lt; 10</text:span></text:span>.</text:p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:</text:span></text:span> nums = [1,5,3,9,8], limit = 2</text:p>
      <text:p text:style-name="P1"><text:span text:style-name="Strong_20_Emphasis"><text:span text:style-name="T1">Output:</text:span></text:span> [1,3,5,8,9]</text:p>
      <text:p text:style-name="P1"><text:span text:style-name="Strong_20_Emphasis"><text:span text:style-name="T1">Explanation:</text:span></text:span> Apply the operation 2 times:</text:p>
      <text:p text:style-name="P5">- Swap nums[1] with nums[2]. The array becomes [1,3,5,9,8]</text:p>
      <text:p text:style-name="P5">- Swap nums[3] with nums[4]. The array becomes [1,3,5,8,9]</text:p>
      <text:p text:style-name="P5">We cannot obtain a lexicographically smaller array by applying any more operations.</text:p>
      <text:p text:style-name="P4">Note that it may be possible to get the same result by doing different operations.</text:p>
      <text:p text:style-name="P2"><text:span text:style-name="Strong_20_Emphasis"><text:span text:style-name="T1">Example 2:</text:span></text:span></text:p>
      <text:p text:style-name="P1"><text:span text:style-name="Strong_20_Emphasis"><text:span text:style-name="T1">Input:</text:span></text:span> nums = [1,7,6,18,2,1], limit = 3</text:p>
      <text:p text:style-name="P1"><text:span text:style-name="Strong_20_Emphasis"><text:span text:style-name="T1">Output:</text:span></text:span> [1,6,7,18,1,2]</text:p>
      <text:p text:style-name="P1"><text:span text:style-name="Strong_20_Emphasis"><text:span text:style-name="T1">Explanation:</text:span></text:span> Apply the operation 3 times:</text:p>
      <text:p text:style-name="P5">- Swap nums[1] with nums[2]. The array becomes [1,6,7,18,2,1]</text:p>
      <text:p text:style-name="P5">- Swap nums[0] with nums[4]. The array becomes [2,6,7,18,1,1]</text:p>
      <text:p text:style-name="P5">- Swap nums[0] with nums[5]. The array becomes [1,6,7,18,1,2]</text:p>
      <text:p text:style-name="P4">We cannot obtain a lexicographically smaller array by applying any more operations.</text:p>
      <text:p text:style-name="P2"><text:span text:style-name="Strong_20_Emphasis"><text:span text:style-name="T1">Example 3:</text:span></text:span></text:p>
      <text:p text:style-name="P1"><text:span text:style-name="Strong_20_Emphasis"><text:span text:style-name="T1">Input:</text:span></text:span> nums = [1,7,28,19,10], limit = 3</text:p>
      <text:p text:style-name="P1"><text:span text:style-name="Strong_20_Emphasis"><text:span text:style-name="T1">Output:</text:span></text:span> [1,7,28,19,10]</text:p>
      <text:p text:style-name="P3"><text:span text:style-name="Strong_20_Emphasis"><text:span text:style-name="T1">Explanation:</text:span></text:span> [1,7,28,19,10] is the lexicographically smallest array we can obtain because we cannot apply the operation on any two indices.</text:p>
      <text:p text:style-name="P2"><text:span text:style-name="Strong_20_Emphasis"><text:span text:style-name="T1">Constraints:</text:span></text:span></text:p>
      <text:list text:style-name="L1">
        <text:list-item>
          <text:p text:style-name="P13"><text:span text:style-name="Source_20_Text"><text:span text:style-name="T2">1 &lt;= nums.length &lt;= </text:span></text:span><text:span text:style-name="Source_20_Text"><text:span text:style-name="T2"><draw:frame draw:style-name="fr1" draw:name="Object1" text:anchor-type="as-char" svg:y="-0.2161in" svg:width="0.415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3"><text:span text:style-name="Source_20_Text"><text:span text:style-name="T2">1 &lt;= nums[i] &lt;= </text:span></text:span><text:span text:style-name="Source_20_Text"><text:span text:style-name="T2"><draw:frame draw:style-name="fr1" draw:name="Object2" text:anchor-type="as-char" svg:y="-0.2161in" svg:width="0.4181in" svg:height="0.261in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  <text:list-item>
          <text:p text:style-name="P14"><text:span text:style-name="Source_20_Text"><text:span text:style-name="T2">1 &lt;= limit &lt;= </text:span></text:span><text:span text:style-name="Source_20_Text"><text:span text:style-name="T2"><draw:frame draw:style-name="fr1" draw:name="Object3" text:anchor-type="as-char" svg:y="-0.2161in" svg:width="0.4181in" svg:height="0.261in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  </text:list-item>
      </text:list>
      <text:h text:style-name="P12" text:outline-level="3"><text:bookmark text:name="overview"/><text:span text:style-name="Source_20_Text"><text:span text:style-name="T1">Overview</text:span></text:span></text:h>
      <text:p text:style-name="P2">We are given an array <text:span text:style-name="Source_20_Text"><text:span text:style-name="T1">nums</text:span></text:span> in which we can swap any two elements <text:span text:style-name="Source_20_Text"><text:span text:style-name="T1">nums[i]</text:span></text:span> and <text:span text:style-name="Source_20_Text"><text:span text:style-name="T1">nums[j]</text:span></text:span> if their absolute difference is less than or equal to <text:span text:style-name="Source_20_Text"><text:span text:style-name="T1">limit</text:span></text:span>. We want to find the lexicographically smallest possible array we can make by applying this swap operation an unlimited number of times on <text:span text:style-name="Source_20_Text"><text:span text:style-name="T1">nums</text:span></text:span>.</text:p>
      <text:p text:style-name="P2">Lexicographical order compares arrays element by element, starting from the leftmost index. For two arrays, the comparison stops as soon as we find an index where the elements differ:</text:p>
      <text:list text:style-name="L2">
        <text:list-item>
          <text:p text:style-name="P18">The array with the smaller element at this differing index is considered smaller.</text:p>
        </text:list-item>
        <text:list-item>
          <text:p text:style-name="P19">If all elements are the same up to the shorter array's length, the shorter array is considered smaller.</text:p>
        </text:list-item>
      </text:list>
      <text:p text:style-name="P2">For the example arrays given in the problem description, <text:span text:style-name="Source_20_Text"><text:span text:style-name="T1">[2,10,3]</text:span></text:span> and <text:span text:style-name="Source_20_Text"><text:span text:style-name="T1">[10,2,3]</text:span></text:span>, the first elements don't match: <text:span text:style-name="Source_20_Text"><text:span text:style-name="T1">2 &lt; 10</text:span></text:span>, so <text:span text:style-name="Source_20_Text"><text:span text:style-name="T1">[2,10,3]</text:span></text:span> is lexicographically smaller.</text:p>
      <text:p text:style-name="P2">Let's look at another example: For <text:span text:style-name="Source_20_Text"><text:span text:style-name="T1">[1, 1, 3, 5]</text:span></text:span> and <text:span text:style-name="Source_20_Text"><text:span text:style-name="T1">[1, 1, 2, 7, 9]</text:span></text:span>, the first occurrence in which the elements do not match is at index 2: <text:span text:style-name="Source_20_Text"><text:span text:style-name="T1">2 &lt; 3</text:span></text:span> so <text:span text:style-name="Source_20_Text"><text:span text:style-name="T1">[1, 1, 2, 7, 9]</text:span></text:span> is lexicographically smaller.</text:p>
      <text:p text:style-name="P17"><text:bookmark text:name="approach-sorting--grouping"/><text:line-break/><text:span text:style-name="T1"/></text:p>
      <text:p text:style-name="Text_20_body"/>
      <text:h text:style-name="P11" text:outline-level="1">2948. Make Lexicographically Smallest Array by Swapping Elements</text:h>
      <text:p text:style-name="P6">/*</text:p>
      <text:p text:style-name="P6"><text:s text:c="4"/><text:span text:style-name="T3">Sorting+</text:span><text:span text:style-name="T4">Grouping</text:span></text:p>
      <text:p text:style-name="P6"><text:s text:c="4"/>Time complexity: O(nlogn)</text:p>
      <text:p text:style-name="P6"><text:s text:c="4"/>Space complexity: O(n)</text:p>
      <text:p text:style-name="P6">*/</text:p>
      <text:p text:style-name="P6">typedef std::vector&lt;int&gt; vi;</text:p>
      <text:p text:style-name="P6">typedef std::vector&lt;vi&gt; vvi;</text:p>
      <text:p text:style-name="P6">typedef std::pair&lt;int,int&gt; ii;</text:p>
      <text:p text:style-name="P6">typedef std::vector&lt;ii&gt; vii;</text:p>
      <text:p text:style-name="P6">class Solution {</text:p>
      <text:p text:style-name="P6"><text:s text:c="4"/>public:</text:p>
      <text:p text:style-name="P6"><text:s text:c="8"/>vi lexicographicallySmallestArray(vi&amp; nums, int limit){</text:p>
      <text:p text:style-name="P8"><text:s text:c="12"/>int n=nums.size();</text:p>
      <text:p text:style-name="P6"><text:s text:c="12"/><text:span text:style-name="T3">// Store values and their indexes</text:span></text:p>
      <text:p text:style-name="P6"><text:s text:c="12"/>vii val_idx;</text:p>
      <text:p text:style-name="P7"><text:s text:c="12"/>for(int i=0;i&lt;n;++i) val_idx.push_back({nums[i],i});</text:p>
      <text:p text:style-name="P6"><text:s text:c="12"/><text:span text:style-name="T3">// Sort thel based on values </text:span></text:p>
      <text:p text:style-name="P7"><text:s text:c="12"/>std::sort(val_idx.begin(),val_idx.end());</text:p>
      <text:p text:style-name="P6"><text:s text:c="12"/><text:span text:style-name="T3">// Create groups</text:span></text:p>
      <text:p text:style-name="P6"><text:s text:c="12"/>vvi groups={{val_idx[0].second}};</text:p>
      <text:p text:style-name="P6"><text:s text:c="12"/>for(int i=1;i&lt;n;++i){</text:p>
      <text:p text:style-name="P6"><text:s text:c="14"/><text:span text:style-name="T3"><text:s text:c="2"/>// nums[i] val_idx[i-1].first</text:span></text:p>
      <text:p text:style-name="P9"><text:s text:c="16"/>// nums[j] is val_idx[i].first</text:p>
      <text:p text:style-name="P9"><text:s text:c="16"/>// If a pair (nums[i],nums[j]) statify the rule, add nums[j] to the same group of nums[i]</text:p>
      <text:p text:style-name="P6"><text:s text:c="16"/>if(val_idx[i].first-val_idx[i-1].first&lt;=limit) groups.back().push_back(val_idx[i].second);</text:p>
      <text:p text:style-name="P6"><text:s text:c="16"/>else groups.push_back({val_idx[i].second}); <text:span text:style-name="T3">// Otherwise, create a new group for nums[j]</text:span></text:p>
      <text:p text:style-name="P8"><text:s text:c="12"/>}</text:p>
      <text:p text:style-name="P6"><text:s text:c="10"/><text:span text:style-name="T3"><text:s/></text:span></text:p>
      <text:p text:style-name="P15"><text:tab/> // Build the answer</text:p>
      <text:p text:style-name="P9"><text:s text:c="12"/>// For each group</text:p>
      <text:p text:style-name="P6"><text:s text:c="12"/>vi ans(n);</text:p>
      <text:p text:style-name="P6"><text:s text:c="12"/>for(auto&amp; group: groups){</text:p>
      <text:p text:style-name="P6"><text:s text:c="16"/><text:span text:style-name="T3">// Generate the sorted values bases on the indexes in the group</text:span> </text:p>
      <text:p text:style-name="P6"><text:s text:c="16"/>vi sorted_group_vals;</text:p>
      <text:p text:style-name="P7"><text:s text:c="16"/>for(auto&amp; i: group) sorted_group_vals.push_back(nums[i]);</text:p>
      <text:p text:style-name="P6"><text:s text:c="12"/><text:span text:style-name="T3"><text:s text:c="4"/>// Sort group indexes, this help us to match each value with its</text:span></text:p>
      <text:p text:style-name="P9"><text:s text:c="16"/>// correct index in the answer</text:p>
      <text:p text:style-name="P6"><text:s text:c="16"/>std::sort(group.begin(),group.end());</text:p>
      <text:p text:style-name="P6"/>
      <text:p text:style-name="P6"><text:s text:c="14"/><text:span text:style-name="T3"><text:s text:c="2"/>// Match each value with its correct index in the answer</text:span></text:p>
      <text:p text:style-name="P9"><text:s text:c="16"/>// i: Pointer represents the indexes in the answer</text:p>
      <text:p text:style-name="P9"><text:s text:c="16"/>// j: Pointer to iterate over the group indexes</text:p>
      <text:p text:style-name="P6"><text:s text:c="16"/>int j=0;</text:p>
      <text:p text:style-name="P6"><text:s text:c="16"/>for(auto&amp; i: group){</text:p>
      <text:p text:style-name="P6"><text:s text:c="20"/>ans[i]=sorted_group_vals[j++];</text:p>
      <text:p text:style-name="P6"><text:s text:c="16"/>}</text:p>
      <text:p text:style-name="P6"><text:s text:c="12"/>}</text:p>
      <text:p text:style-name="P6"><text:s text:c="12"/>return ans; </text:p>
      <text:p text:style-name="P6"><text:s text:c="8"/>}</text:p>
      <text:p text:style-name="P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3:13:48.137065457</meta:creation-date>
    <dc:date>2025-01-25T13:26:25.736791034</dc:date>
    <meta:editing-duration>PT4M15S</meta:editing-duration>
    <meta:editing-cycles>4</meta:editing-cycles>
    <meta:generator>LibreOffice/24.2.7.2$Linux_X86_64 LibreOffice_project/420$Build-2</meta:generator>
    <meta:document-statistic meta:table-count="0" meta:image-count="0" meta:object-count="3" meta:page-count="4" meta:paragraph-count="88" meta:word-count="660" meta:character-count="4745" meta:non-whitespace-character-count="3651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2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3/content.xml><?xml version="1.0" encoding="utf-8"?>
<math xmlns="http://www.w3.org/1998/Math/MathML" display="block">
  <semantics>
    <msup>
      <mn>10</mn>
      <mn>9</mn>
    </msup>
    <annotation encoding="StarMath 5.0">10^9</annotation>
  </semantics>
</math>
</file>